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130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ve (Jeremy)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Motoring (JR)</text:p>
          </table:table-cell>
          <table:covered-table-cell table:style-name="ce3"/>
        </table:table-row>
        <table:table-row table:style-name="ro1">
          <table:table-cell table:style-name="ce1" office:value-type="string" calcext:value-type="string">
            <text:p>Sag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Storybo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style-name="ce1" office:value-type="string" calcext:value-type="string">
            <text:p>Eslint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 (would love to all have the same config, CF Dan VSCode config)</text:p>
          </table:table-cell>
        </table:table-row>
        <table:table-row table:style-name="ro1">
          <table:table-cell table:style-name="ce1" office:value-type="string" calcext:value-type="string">
            <text:p>Polyfi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Jest + Enzyme</text:p>
          </table:table-cell>
          <table:table-cell table:number-columns-repeated="2" office:value-type="string" calcext:value-type="string">
            <text:p>Only Jest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Prettier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1">
          <table:table-cell table:style-name="ce1" office:value-type="string" calcext:value-type="string">
            <text:p>Webpack hot reloa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Component generator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Styled compon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Redux form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Reselec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F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intl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mmutabl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Use it</text:p>
          </table:table-cell>
          <table:table-cell office:value-type="string" calcext:value-type="string">
            <text:p>Want 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N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08:52:04.291402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31:40.815806654</meta:creation-date>
    <dc:date>2017-11-14T12:50:19.261440011</dc:date>
    <meta:editing-duration>PT3H53M43S</meta:editing-duration>
    <meta:editing-cycles>4</meta:editing-cycles>
    <meta:generator>LibreOffice/5.3.7.2.0$Linux_X86_64 LibreOffice_project/30m0$Build-2</meta:generator>
    <meta:document-statistic meta:table-count="1" meta:cell-count="75" meta:object-count="0"/>
  </office:meta>
</office:document-meta>
</file>